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courier new" svg:font-family="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dfc76"/>
    </style:style>
    <style:style style:name="P3" style:family="paragraph" style:parent-style-name="Standard">
      <style:paragraph-properties fo:text-align="start" style:justify-single-word="false"/>
      <style:text-properties fo:font-weight="bold" officeooo:rsid="001a836d" officeooo:paragraph-rsid="001a836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b8c5a" officeooo:paragraph-rsid="001b8c5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cd808" officeooo:paragraph-rsid="001cd80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paragraph-rsid="001dfc76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f9d4e" officeooo:paragraph-rsid="001f9d4e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4a363" officeooo:paragraph-rsid="0024a363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4c744" officeooo:paragraph-rsid="0024c744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6bd03" officeooo:paragraph-rsid="0026bd03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9c7de" officeooo:paragraph-rsid="0029c7de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2d6fdc" officeooo:paragraph-rsid="002d6fdc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a836d" officeooo:paragraph-rsid="001a836d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b8c5a" officeooo:paragraph-rsid="001b8c5a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cd808" officeooo:paragraph-rsid="001cd808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cd808" officeooo:paragraph-rsid="001dfc76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f8e08" officeooo:paragraph-rsid="001f8e08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f9d4e" officeooo:paragraph-rsid="001f9d4e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4c744" officeooo:paragraph-rsid="0024c744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6bd03" officeooo:paragraph-rsid="0026bd03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29c7de" officeooo:paragraph-rsid="0029c7de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2d6fdc" officeooo:paragraph-rsid="002d6fdc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8pt" fo:font-weight="normal" officeooo:rsid="0024c744" officeooo:paragraph-rsid="0024c744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8pt" officeooo:rsid="001c1a92" officeooo:paragraph-rsid="001b8c5a" style:font-size-asian="8pt" style:font-size-complex="8pt"/>
    </style:style>
    <style:style style:name="P25" style:family="paragraph" style:parent-style-name="Standard">
      <style:paragraph-properties fo:text-align="start" style:justify-single-word="false"/>
      <style:text-properties fo:font-size="6pt" fo:font-weight="normal" officeooo:rsid="0029c7de" officeooo:paragraph-rsid="0029c7de" style:font-size-asian="6pt" style:font-weight-asian="normal" style:font-size-complex="6pt" style:font-weight-complex="normal"/>
    </style:style>
    <style:style style:name="P26" style:family="paragraph" style:parent-style-name="Text_20_body">
      <style:text-properties fo:font-size="6pt" style:font-size-asian="6pt" style:font-size-complex="6pt"/>
    </style:style>
    <style:style style:name="P27" style:family="paragraph" style:parent-style-name="Text_20_body">
      <style:paragraph-properties fo:text-align="start" style:justify-single-word="false"/>
      <style:text-properties fo:font-size="6pt" officeooo:paragraph-rsid="001c1a92" style:font-size-asian="6pt" style:font-size-complex="6pt"/>
    </style:style>
    <style:style style:name="P28" style:family="paragraph" style:parent-style-name="Text_20_body">
      <style:text-properties style:font-name="courier new" fo:font-size="6pt" style:font-size-asian="6pt" style:font-size-complex="6pt"/>
    </style:style>
    <style:style style:name="P29" style:family="paragraph" style:parent-style-name="Text_20_body">
      <style:text-properties fo:font-weight="normal" style:font-weight-asian="normal" style:font-weight-complex="normal"/>
    </style:style>
    <style:style style:name="P30" style:family="paragraph" style:parent-style-name="Preformatted_20_Text">
      <style:paragraph-properties fo:text-align="start" style:justify-single-word="false"/>
      <style:text-properties fo:font-weight="normal" officeooo:rsid="001a836d" officeooo:paragraph-rsid="001a836d" style:font-weight-asian="normal" style:font-weight-complex="normal"/>
    </style:style>
    <style:style style:name="P31" style:family="paragraph" style:parent-style-name="Preformatted_20_Text">
      <style:text-properties fo:font-size="6pt" style:font-size-asian="6pt" style:font-size-complex="6pt"/>
    </style:style>
    <style:style style:name="P32" style:family="paragraph" style:parent-style-name="Preformatted_20_Text">
      <style:text-properties fo:font-size="6pt" officeooo:paragraph-rsid="002a4d9d" style:font-size-asian="6pt" style:font-size-complex="6pt"/>
    </style:style>
    <style:style style:name="P33" style:family="paragraph" style:parent-style-name="Preformatted_20_Text">
      <style:text-properties fo:font-size="6pt" officeooo:paragraph-rsid="002b2d57" style:font-size-asian="6pt" style:font-size-complex="6pt"/>
    </style:style>
    <style:style style:name="P34" style:family="paragraph" style:parent-style-name="Preformatted_20_Text">
      <style:paragraph-properties fo:text-align="start" style:justify-single-word="false"/>
      <style:text-properties fo:font-size="6pt" fo:font-weight="normal" officeooo:rsid="0029c7de" officeooo:paragraph-rsid="0029c7de" style:font-size-asian="6pt" style:font-weight-asian="normal" style:font-size-complex="6pt" style:font-weight-complex="normal"/>
    </style:style>
    <style:style style:name="P35" style:family="paragraph" style:parent-style-name="Preformatted_20_Text">
      <style:paragraph-properties fo:text-align="start" style:justify-single-word="false"/>
      <style:text-properties fo:font-size="6pt" fo:font-weight="normal" officeooo:rsid="002b9d40" officeooo:paragraph-rsid="002b9d40" style:font-size-asian="6pt" style:font-weight-asian="normal" style:font-size-complex="6pt" style:font-weight-complex="normal"/>
    </style:style>
    <style:style style:name="P36" style:family="paragraph" style:parent-style-name="Preformatted_20_Text">
      <style:paragraph-properties fo:text-align="start" style:justify-single-word="false"/>
      <style:text-properties fo:font-weight="bold" officeooo:rsid="0024a363" officeooo:paragraph-rsid="0024a363" style:font-weight-asian="bold" style:font-weight-complex="bold"/>
    </style:style>
    <style:style style:name="P37" style:family="paragraph" style:parent-style-name="Preformatted_20_Text">
      <style:paragraph-properties fo:text-align="start" style:justify-single-word="false"/>
      <style:text-properties fo:font-size="8pt" fo:font-weight="normal" officeooo:rsid="0026bd03" officeooo:paragraph-rsid="0026bd03" style:font-size-asian="8pt" style:font-weight-asian="normal" style:font-size-complex="8pt" style:font-weight-complex="normal"/>
    </style:style>
    <style:style style:name="P38" style:family="paragraph" style:parent-style-name="Preformatted_20_Text">
      <style:paragraph-properties fo:margin-top="0in" fo:margin-bottom="0.1965in" style:contextual-spacing="false"/>
    </style:style>
    <style:style style:name="P39" style:family="paragraph" style:parent-style-name="Preformatted_20_Text">
      <style:paragraph-properties fo:margin-top="0in" fo:margin-bottom="0.1965in" style:contextual-spacing="false"/>
      <style:text-properties fo:font-size="6pt" style:font-size-asian="6pt" style:font-size-complex="6pt"/>
    </style:style>
    <style:style style:name="P40" style:family="paragraph" style:parent-style-name="Standard">
      <style:paragraph-properties fo:text-align="start" style:justify-single-word="false"/>
      <style:text-properties fo:font-size="6pt" fo:font-weight="normal" officeooo:rsid="0029c7de" officeooo:paragraph-rsid="002d6fdc" style:font-size-asian="6pt" style:font-weight-asian="normal" style:font-size-complex="6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2eeace" officeooo:paragraph-rsid="002eeace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2eeace" officeooo:paragraph-rsid="002eeace" style:font-size-asian="12pt" style:font-weight-asian="bold" style:font-size-complex="12pt" style:font-weight-complex="bold"/>
    </style:style>
    <style:style style:name="P43" style:family="paragraph" style:parent-style-name="Text_20_body" style:list-style-name="L1">
      <style:text-properties fo:font-weight="normal" style:font-weight-asian="normal" style:font-weight-complex="normal"/>
    </style:style>
    <style:style style:name="P44" style:family="paragraph" style:parent-style-name="Text_20_body" style:list-style-name="L1">
      <style:paragraph-properties fo:margin-top="0in" fo:margin-bottom="0in" style:contextual-spacing="false"/>
      <style:text-properties fo:font-weight="normal" style:font-weight-asian="normal" style:font-weight-complex="normal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color="#0000ff" style:font-name="consolas"/>
    </style:style>
    <style:style style:name="T5" style:family="text">
      <style:text-properties fo:color="#0000ff" style:font-name="consolas" fo:font-weight="normal" officeooo:rsid="001b8c5a" style:font-weight-asian="normal" style:font-weight-complex="normal"/>
    </style:style>
    <style:style style:name="T6" style:family="text">
      <style:text-properties fo:color="#0000ff" style:font-name="courier new"/>
    </style:style>
    <style:style style:name="T7" style:family="text">
      <style:text-properties fo:color="#0000ff" style:font-name="courier new" fo:font-weight="normal" officeooo:rsid="001b8c5a" style:font-weight-asian="normal" style:font-weight-complex="normal"/>
    </style:style>
    <style:style style:name="T8" style:family="text">
      <style:text-properties style:font-name="courier new"/>
    </style:style>
    <style:style style:name="T9" style:family="text">
      <style:text-properties style:font-name="courier new" fo:font-weight="normal" officeooo:rsid="001b8c5a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weight="normal" officeooo:rsid="001b8c5a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2541c1"/>
    </style:style>
    <style:style style:name="T14" style:family="text">
      <style:text-properties officeooo:rsid="002a4d9d"/>
    </style:style>
    <style:style style:name="T15" style:family="text">
      <style:text-properties style:text-underline-style="non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Stat<text:span text:style-name="T1">ic Keyword in C</text:span></text:p>
      <text:p text:style-name="P13"><text:a xlink:type="simple" xlink:href="http://www.c-programming-simple-steps.com/static-keyword-in-c.html">http://www.c-programming-simple-steps.com/static-keyword-in-c.html</text:a></text:p>
      <text:p text:style-name="P13"/>
      <text:p text:style-name="P3">Use inside Function</text:p>
      <text:p text:style-name="P3"/>
      <text:p text:style-name="P30"><text:span text:style-name="Source_20_Text"><text:span text:style-name="T3">#include &lt;stdio.h&gt;</text:span></text:span></text:p>
      <text:p text:style-name="P31"/>
      <text:p text:style-name="Preformatted_20_Text"><text:span text:style-name="Source_20_Text"><text:span text:style-name="T3">void foo()</text:span></text:span></text:p>
      <text:p text:style-name="Preformatted_20_Text"><text:span text:style-name="Source_20_Text"><text:span text:style-name="T3">{</text:span></text:span></text:p>
      <text:p text:style-name="Preformatted_20_Text"><text:span text:style-name="Source_20_Text"><text:span text:style-name="T3"><text:s text:c="4"/>int a = 10;</text:span></text:span></text:p>
      <text:p text:style-name="Preformatted_20_Text"><text:span text:style-name="Source_20_Text"><text:span text:style-name="T3"><text:s text:c="4"/>static int sa = 10;</text:span></text:span></text:p>
      <text:p text:style-name="P31"/>
      <text:p text:style-name="Preformatted_20_Text"><text:span text:style-name="Source_20_Text"><text:span text:style-name="T3"><text:s text:c="4"/>a += 5;</text:span></text:span></text:p>
      <text:p text:style-name="Preformatted_20_Text"><text:span text:style-name="Source_20_Text"><text:span text:style-name="T3"><text:s text:c="4"/>sa += 5;</text:span></text:span></text:p>
      <text:p text:style-name="P31"/>
      <text:p text:style-name="Preformatted_20_Text"><text:span text:style-name="Source_20_Text"><text:span text:style-name="T3"><text:s text:c="4"/>printf("a = %d, sa = %d\n", a, sa);</text:span></text:span></text:p>
      <text:p text:style-name="Preformatted_20_Text"><text:span text:style-name="Source_20_Text"><text:span text:style-name="T3">}</text:span></text:span></text:p>
      <text:p text:style-name="P31"/>
      <text:p text:style-name="P31"/>
      <text:p text:style-name="Preformatted_20_Text"><text:span text:style-name="Source_20_Text"><text:span text:style-name="T3">int main()</text:span></text:span></text:p>
      <text:p text:style-name="Preformatted_20_Text"><text:span text:style-name="Source_20_Text"><text:span text:style-name="T3">{</text:span></text:span></text:p>
      <text:p text:style-name="Preformatted_20_Text"><text:span text:style-name="Source_20_Text"><text:span text:style-name="T3"><text:s text:c="4"/>int i;</text:span></text:span></text:p>
      <text:p text:style-name="P31"/>
      <text:p text:style-name="Preformatted_20_Text"><text:span text:style-name="Source_20_Text"><text:span text:style-name="T3"><text:s text:c="4"/>for (i = 0; i &lt; 10; ++i)</text:span></text:span></text:p>
      <text:p text:style-name="Preformatted_20_Text"><text:span text:style-name="Source_20_Text"><text:span text:style-name="T3"><text:s text:c="8"/>foo();</text:span></text:span></text:p>
      <text:p text:style-name="P38"><text:span text:style-name="Source_20_Text"><text:span text:style-name="T3">}</text:span></text:span></text:p>
      <text:p text:style-name="P26">This prints:</text:p>
      <text:p text:style-name="Preformatted_20_Text"><text:span text:style-name="Source_20_Text"><text:span text:style-name="T3">a = 15, sa = 15</text:span></text:span></text:p>
      <text:p text:style-name="Preformatted_20_Text"><text:span text:style-name="Source_20_Text"><text:span text:style-name="T3">a = 15, sa = 20</text:span></text:span></text:p>
      <text:p text:style-name="Preformatted_20_Text"><text:span text:style-name="Source_20_Text"><text:span text:style-name="T3">a = 15, sa = 25</text:span></text:span></text:p>
      <text:p text:style-name="Preformatted_20_Text"><text:span text:style-name="Source_20_Text"><text:span text:style-name="T3">a = 15, sa = 30</text:span></text:span></text:p>
      <text:p text:style-name="Preformatted_20_Text"><text:span text:style-name="Source_20_Text"><text:span text:style-name="T3">a = 15, sa = 35</text:span></text:span></text:p>
      <text:p text:style-name="Preformatted_20_Text"><text:span text:style-name="Source_20_Text"><text:span text:style-name="T3">a = 15, sa = 40</text:span></text:span></text:p>
      <text:p text:style-name="Preformatted_20_Text"><text:span text:style-name="Source_20_Text"><text:span text:style-name="T3">a = 15, sa = 45</text:span></text:span></text:p>
      <text:p text:style-name="Preformatted_20_Text"><text:span text:style-name="Source_20_Text"><text:span text:style-name="T3">a = 15, sa = 50</text:span></text:span></text:p>
      <text:p text:style-name="Preformatted_20_Text"><text:span text:style-name="Source_20_Text"><text:span text:style-name="T3">a = 15, sa = 55</text:span></text:span></text:p>
      <text:p text:style-name="P38"><text:span text:style-name="Source_20_Text"><text:span text:style-name="T3">a = 15, sa = 60</text:span></text:span></text:p>
      <text:p text:style-name="P4">Use Outside Function</text:p>
      <text:p text:style-name="P14">It is used with global variables and functions to limit their availability within the source file.</text:p>
      <text:p text:style-name="P24"/>
      <text:p text:style-name="P27"><text:span text:style-name="T11">source1.c:</text:span><text:span text:style-name="T5"><text:line-break/></text:span><text:span text:style-name="T7">int</text:span><text:span text:style-name="T11"> </text:span><text:span text:style-name="T9">count = 0; </text:span></text:p>
      <text:p text:style-name="P27">source2.c:<text:span text:style-name="T4"><text:line-break/></text:span><text:span text:style-name="T6">int</text:span> <text:span text:style-name="T8">count = 0;</text:span> </text:p>
      <text:p text:style-name="P26">This will not compile and the error looks something like this: </text:p>
      <text:p text:style-name="P28">(.bss+0x0): multiple definition of `count'</text:p>
      <text:p text:style-name="P26">…or like this:</text:p>
      <text:p text:style-name="P26"><text:span text:style-name="T8">source2.obj : error LNK2005: _count already defined in source1.obj</text:span> </text:p>
      <text:p text:style-name="P26">To define different variables with the same name on global level, you need to use the static keyword for <text:span text:style-name="T10">at least</text:span> one of them: </text:p>
      <text:p text:style-name="P26">source1.c:<text:span text:style-name="T4"><text:line-break/></text:span><text:span text:style-name="T6">static int</text:span><text:span text:style-name="T8"> count = 0;</text:span> </text:p>
      <text:p text:style-name="P26">source2.c:<text:span text:style-name="T4"><text:line-break/></text:span><text:span text:style-name="T6">static int</text:span><text:span text:style-name="T8"> count = 0;</text:span></text:p>
      <text:p text:style-name="P14"><text:s/></text:p>
      <text:p text:style-name="P5">Volatile in C</text:p>
      <text:p text:style-name="P17"><text:a xlink:type="simple" xlink:href="https://barrgroup.com/Embedded-Systems/How-To/C-Volatile-Keyword">https://barrgroup.com/Embedded-Systems/How-To/C-Volatile-Keyword</text:a></text:p>
      <text:p text:style-name="P16">C's volatile keyword is a qualifier that is applied to a variable when it is declared. It tells the compiler that the value of the variable may change at any time--without any action being taken by the code the compiler finds nearby. </text:p>
      <text:p text:style-name="P2"/>
      <text:p text:style-name="P6">Proper Use of C's volatile Keyword</text:p>
      <text:p text:style-name="Text_20_body">A variable should be declared volatile whenever its value could change unexpectedly. In practice, only <text:soft-page-break/>three types of variables could change:</text:p>
      <text:p text:style-name="Text_20_body">1. Memory-mapped peripheral registers </text:p>
      <text:p text:style-name="Text_20_body">2. Global variables modified by an interrupt service routine </text:p>
      <text:p text:style-name="Text_20_body">3. Global variables accessed by multiple tasks within a multi-threaded application</text:p>
      <text:p text:style-name="P15"/>
      <text:p text:style-name="P7">Extern in C</text:p>
      <text:p text:style-name="P18"><text:a xlink:type="simple" xlink:href="http://www.geeksforgeeks.org/understanding-extern-keyword-in-c/">http://www.geeksforgeeks.org/understanding-extern-keyword-in-c/</text:a></text:p>
      <text:p text:style-name="P18"/>
      <text:p text:style-name="P18"/>
      <text:p text:style-name="P8">Multiply using bitwise operators</text:p>
      <text:p text:style-name="P9">Logic:</text:p>
      <text:p text:style-name="P9"/>
      <text:p text:style-name="P19"><text:span text:style-name="T2">The heart of the logic is multiplying a value by 2 and adding it up to the result whenever the other value is odd. It used bit shifting to multiply(left) /divide(right) the 2 inputs. Thinking it in terms of arithmetic operators: </text:span><text:span text:style-name="Source_20_Text"><text:span text:style-name="T2">while(b != 0): if(b is odd) {result = result + a;} a = a * 2; b = b/2;</text:span></text:span><text:span text:style-name="T2">. A simple mathematical trick.@Shiv's trick is even neater where he avoided </text:span><text:span text:style-name="Source_20_Text"><text:span text:style-name="T2">result = result + a</text:span></text:span></text:p>
      <text:p text:style-name="P23"/>
      <text:p text:style-name="P23">→<text:span text:style-name="T13"> </text:span>a*b*(2/2)--&gt; (a*2)*(b/2)</text:p>
      <text:p text:style-name="P23"/>
      <text:p text:style-name="P36"><text:span text:style-name="Source_20_Text"><text:span text:style-name="T3">#include&lt;stdio.h&gt;</text:span></text:span></text:p>
      <text:p text:style-name="P31"/>
      <text:p text:style-name="Preformatted_20_Text"><text:span text:style-name="Source_20_Text"><text:span text:style-name="T3">main()</text:span></text:span></text:p>
      <text:p text:style-name="Preformatted_20_Text"><text:span text:style-name="Source_20_Text"><text:span text:style-name="T3">{</text:span></text:span></text:p>
      <text:p text:style-name="Preformatted_20_Text"><text:span text:style-name="Source_20_Text"><text:span text:style-name="T3"><text:s text:c="4"/>int a, b, result;</text:span></text:span></text:p>
      <text:p text:style-name="Preformatted_20_Text"><text:span text:style-name="Source_20_Text"><text:span text:style-name="T3"><text:s text:c="4"/>printf("\nEnter the numbers to be multiplied:");</text:span></text:span></text:p>
      <text:p text:style-name="Preformatted_20_Text"><text:span text:style-name="Source_20_Text"><text:span text:style-name="T3"><text:s text:c="4"/>scanf("%d%d", &amp;a, &amp;b); <text:s text:c="6"/>// a &gt; b</text:span></text:span></text:p>
      <text:p text:style-name="Preformatted_20_Text"><text:span text:style-name="Source_20_Text"><text:span text:style-name="T3"><text:s text:c="4"/>result = 0;</text:span></text:span></text:p>
      <text:p text:style-name="Preformatted_20_Text"><text:span text:style-name="Source_20_Text"><text:span text:style-name="T3"><text:s text:c="4"/>while (b != 0) <text:s text:c="14"/>// Iterate the loop till b == 0</text:span></text:span></text:p>
      <text:p text:style-name="Preformatted_20_Text"><text:span text:style-name="Source_20_Text"><text:span text:style-name="T3"><text:s text:c="4"/>{</text:span></text:span></text:p>
      <text:p text:style-name="Preformatted_20_Text"><text:span text:style-name="Source_20_Text"><text:span text:style-name="T3"><text:s text:c="8"/>if (b &amp; 01) <text:s text:c="14"/>// Bitwise &amp; of the value of b with 01</text:span></text:span></text:p>
      <text:p text:style-name="Preformatted_20_Text"><text:span text:style-name="Source_20_Text"><text:span text:style-name="T3"><text:s text:c="8"/>{</text:span></text:span></text:p>
      <text:p text:style-name="Preformatted_20_Text"><text:span text:style-name="Source_20_Text"><text:span text:style-name="T3"><text:s text:c="12"/>result = result + a; <text:s/>// Add a to result if b is odd .</text:span></text:span></text:p>
      <text:p text:style-name="Preformatted_20_Text"><text:span text:style-name="Source_20_Text"><text:span text:style-name="T3"><text:s text:c="8"/>}</text:span></text:span></text:p>
      <text:p text:style-name="Preformatted_20_Text"><text:span text:style-name="Source_20_Text"><text:span text:style-name="T3"><text:s text:c="8"/>a&lt;&lt;=1; <text:s text:c="19"/>// Left shifting the value contained in 'a' by 1</text:span></text:span></text:p>
      <text:p text:style-name="Preformatted_20_Text"><text:span text:style-name="Source_20_Text"><text:span text:style-name="T3"><text:s text:c="34"/>// Multiplies a by 2 for each loop</text:span></text:span></text:p>
      <text:p text:style-name="Preformatted_20_Text"><text:span text:style-name="Source_20_Text"><text:span text:style-name="T3"><text:s text:c="8"/>b&gt;&gt;=1; <text:s text:c="19"/>// Right shifting the value contained in 'b' by 1.</text:span></text:span></text:p>
      <text:p text:style-name="Preformatted_20_Text"><text:span text:style-name="Source_20_Text"><text:span text:style-name="T3"><text:s text:c="4"/>}</text:span></text:span></text:p>
      <text:p text:style-name="Preformatted_20_Text"><text:span text:style-name="Source_20_Text"><text:span text:style-name="T3"><text:s text:c="4"/>printf("nResult:%d",result);</text:span></text:span></text:p>
      <text:p text:style-name="P38"><text:span text:style-name="Source_20_Text"><text:span text:style-name="T3">}</text:span></text:span></text:p>
      <text:p text:style-name="P10">Pre-Processor </text:p>
      <text:p text:style-name="P20"><text:a xlink:type="simple" xlink:href="https://www.tutorialspoint.com/cprogramming/c_preprocessors.htm">https://www.tutorialspoint.com/cprogramming/c_preprocessors.htm</text:a></text:p>
      <text:p text:style-name="P20"/>
      <text:p text:style-name="P37">#define square(x) ((x) * (x))</text:p>
      <text:p text:style-name="P37">#define MAX(x,y) ((x) &gt; (y) ? (x) : (y))</text:p>
      <text:p text:style-name="P20"/>
      <text:p text:style-name="P11">Makefile Macros</text:p>
      <text:p text:style-name="P21"><text:a xlink:type="simple" xlink:href="https://www.tutorialspoint.com/makefile/makefile_macros.htm">https://www.tutorialspoint.com/makefile/makefile_macros.htm</text:a></text:p>
      <text:p text:style-name="P21"/>
      <text:p text:style-name="P35"><text:a xlink:type="simple" xlink:href="http://www.cs.colby.edu/maxwell/courses/tutorials/maketutor/">http://www.cs.colby.edu/maxwell/courses/tutorials/maketutor/</text:a></text:p>
      <text:p text:style-name="P35"/>
      <text:p text:style-name="P34">IDIR =../include <text:s text:c="3"/><text:span text:style-name="T14"># Directory for header files</text:span></text:p>
      <text:p text:style-name="P31">CC=gcc<text:tab/><text:tab/><text:span text:style-name="T14"># provide the compiler flag – gcc for c</text:span></text:p>
      <text:p text:style-name="P31">CFLAGS=-I$(IDIR)<text:tab/><text:span text:style-name="T14"># header files flag - (-I denotes the current director) – Append the dir name</text:span></text:p>
      <text:p text:style-name="P31"/>
      <text:p text:style-name="P31">ODIR=obj<text:tab/><text:tab/><text:span text:style-name="T14"># Directory for object files</text:span></text:p>
      <text:p text:style-name="P31">LDIR =../lib<text:tab/><text:span text:style-name="T14"># Directory that will contain library files if any</text:span></text:p>
      <text:p text:style-name="P31"/>
      <text:p text:style-name="P31">LIBS=-lm</text:p>
      <text:p text:style-name="P31"/>
      <text:p text:style-name="P31">_DEPS = hellomake.h<text:tab/><text:tab/></text:p>
      <text:p text:style-name="P31">DEPS = $(patsubst %,$(IDIR)/%,$(_DEPS))<text:tab/><text:tab/><text:span text:style-name="T14"># Make full path of header files</text:span></text:p>
      <text:p text:style-name="P31"/>
      <text:p text:style-name="P31">_OBJ = hellomake.o hellofunc.o </text:p>
      <text:p text:style-name="P32">OBJ = $(patsubst %,$(ODIR)/%,$(_OBJ))<text:tab/><text:tab/><text:span text:style-name="T14"># Make full path fro object files</text:span></text:p>
      <text:p text:style-name="P31"/>
      <text:p text:style-name="P31"/>
      <text:p text:style-name="P31">$(ODIR)/%.o: %.c $(DEPS)</text:p>
      <text:p text:style-name="P33"><text:s text:c="7"/><text:span text:style-name="T10"><text:s/>$(CC)</text:span> <text:span text:style-name="T10">-c </text:span><text:span text:style-name="T15"><text:s/></text:span><text:span text:style-name="T10">-o $@</text:span> <text:span text:style-name="T10">$&lt;</text:span> <text:span text:style-name="T10">$(CFLAGS)</text:span><text:tab/></text:p>
      <text:p text:style-name="P33"/>
      <text:p text:style-name="P33">→<text:span text:style-name="T14"> Pseudo command: Complier_name (GCC) → <text:s/>make .obj_files → write_name_as_it_is_before_colon → use only first dependency → </text:span><text:soft-page-break/><text:span text:style-name="T14">header_files_flag</text:span></text:p>
      <text:p text:style-name="P31"/>
      <text:p text:style-name="P31"/>
      <text:p text:style-name="P31">hellomake: $(OBJ)</text:p>
      <text:p text:style-name="P31"><text:s text:c="8"/>gcc -o $@ $^ $(CFLAGS) $(LIBS)</text:p>
      <text:p text:style-name="P31"/>
      <text:p text:style-name="P31">.PHONY: clean</text:p>
      <text:p text:style-name="P31"/>
      <text:p text:style-name="P31">clean:</text:p>
      <text:p text:style-name="P39"><text:s text:c="8"/>rm -f $(ODIR)/*.o *~ core $(INCDIR)/*~ </text:p>
      <text:p text:style-name="P25"/>
      <text:p text:style-name="P12">Dynamic Memory Allocation</text:p>
      <text:p text:style-name="P22"><text:span text:style-name="T12">Advantages</text:span><text:line-break/>The main advantage of using dynamic memory allocation is preventing the wastage of memory. This is because when we use static memory allocation, a lot of memory is wasted because all the memory allocated cannot be utilised. Thus dynamic memory allocation helps us to allocate memory as and when required and thus saves memory.</text:p>
      <text:list xml:id="list7907575079984201982" text:style-name="L1">
        <text:list-item>
          <text:p text:style-name="P44">In static memory allocation, if we allocate 1000 memory locations as int name[1000]; While running the program only half of this may be used. The rest is unused and idle. It is a wastage of memory.</text:p>
        </text:list-item>
        <text:list-item>
          <text:p text:style-name="P43">If we want to change the size of the array in the program, it is possible by reediting the program. It is a time consuming process. </text:p>
        </text:list-item>
      </text:list>
      <text:p text:style-name="P29">In dynamic memory allocation the above two problems won't occur because, the memory space for variables is allocated only during execution</text:p>
      <text:p text:style-name="P40"/>
      <text:p text:style-name="P42">C Tricky Questions</text:p>
      <text:p text:style-name="P41"><text:a xlink:type="simple" xlink:href="http://cqns.blogspot.com/2012/10/tricky-c-interview-questions.html">http://cqns.blogspot.com/2012/10/tricky-c-interview-questions.html</text:a></text:p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"/>
    <style:font-face style:name="courier new" svg:font-family="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5:28:02.147907539</meta:creation-date>
    <dc:date>2017-02-20T19:52:13.740572644</dc:date>
    <meta:editing-duration>PT4H39M12S</meta:editing-duration>
    <meta:editing-cycles>21</meta:editing-cycles>
    <meta:generator>LibreOffice/4.2.8.2$Linux_X86_64 LibreOffice_project/420m0$Build-2</meta:generator>
    <meta:document-statistic meta:table-count="0" meta:image-count="0" meta:object-count="0" meta:page-count="3" meta:paragraph-count="106" meta:word-count="782" meta:character-count="4869" meta:non-whitespace-character-count="3917"/>
  </office:meta>
</office:document-meta>
</file>